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edd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World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AR PL UMing HK1" style:font-size-asian="10pt" style:font-name-complex="Lohit Devanagari2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10T13:20:53</dc:date>
    <dc:creator>Lukas Kohlhase</dc:creator>
    <meta:document-statistic meta:table-count="0" meta:image-count="0" meta:object-count="0" meta:page-count="1" meta:paragraph-count="1" meta:word-count="2" meta:character-count="11" meta:non-whitespace-character-count="10"/>
    <meta:generator>LibreOffice/4.0.4.2$Linux_X86_64 LibreOffice_project/400m0$Build-2</meta:generator>
  </office:meta>
</office:document-meta>
</file>